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eel uncomfortable around the innkeeper; I am instinctively repulsed by his elven nature, but his age, girth, and mustacio-possession are all endearing. These conflicting impressions make me nervous, and I keep my conversation with him as short as possible.</text:p>
      <text:section text:style-name="Sect1" text:name="yui_3_16_0_1_1437342250046_7390">
        <text:p text:style-name="P1"><text:line-break/></text:p>
      </text:section>
      <text:section text:style-name="Sect1" text:name="yui_3_16_0_1_1437342250046_7391">
        <text:p text:style-name="P1">I tell the apothecary that I will likely not be here for more than four days; would it be okay for me to come back and change my bandages sooner?</text:p>
      </text:section>
      <text:section text:style-name="Sect1" text:name="yui_3_16_0_1_1437342250046_7398">
        <text:p text:style-name="P1"><text:line-break/></text:p>
      </text:section>
      <text:section text:style-name="Sect1" text:name="yui_3_16_0_1_1437342250046_7392">
        <text:p text:style-name="P1">In the markets, I excercise almost no self-restraint and buy each and every snack-sized baked/dwarven good that I see, in the order that I see them, until I am quite full. I'm guessing that many of the tarts, assorted pastries, maybe the fried bulette, and the centipede legs fall into this category.</text:p>
      </text:section>
      <text:section text:style-name="Sect1" text:name="yui_3_16_0_1_1437342250046_7397">
        <text:p text:style-name="P1"><text:line-break/></text:p>
      </text:section>
      <text:section text:style-name="Sect1" text:name="yui_3_16_0_1_1437342250046_7393">
        <text:p text:style-name="P1">At the temple, I offer small prayers to each of the human dieties, and I leave a small offering of gold at Pelor's altar (or whatever is typical for honoring a god hereabouts). I resist the urge to spit on the altar to Corellon Lorethion.</text:p>
      </text:section>
      <text:p text:style-name="P1"/>
      <text:section text:style-name="Sect1" text:name="yui_3_16_0_1_1437342250046_6616">
        <text:p text:style-name="P1">I continue to peruse the market until about six o'clock in the evening, at which point I buy a purple worm roast (or some other suitably large food item) for dinner. After I consume it, along with whatever beverage the vendor (or a nearby vendor) has to offer, I head back to The White Hart. I flip the innkeeper a silver piece and head upstairs without making eye contact. I sleep until later in the day, maybe half-past eight o'clock, and head over to the martial sector of the city. Once there, I explore around and get to know the important buildings -- both defensive and command structures, as well as the barracks, if one exists -- and who the important people are; e.g., the captain of the guard. I try to find someone to spar with; in particular, I would like to practice with my left hand, since up to this point I've been imagining that my right arm is the one that's been injured</text:p>
      </text:section>
      <text:p text:style-name="Standard"/>
      <text:p text:style-name="Standard">Your market spree was delicious, and you believe it was quite worth the 16 gold that you spent. You especially liked the fried bulette.</text:p>
      <text:p text:style-name="Standard"/>
      <text:p text:style-name="Standard">The old apothecary says that will be alright!</text:p>
      <text:p text:style-name="Standard"/>
      <text:p text:style-name="Standard">In the evening:</text:p>
      <text:p text:style-name="Standard"/>
      <text:p text:style-name="Standard">The martial section is aglow with white fires burning in braziers along the walls, the shadows dancing off the cobbled streets. The sun is setting, but not quite down. You enter the main fortress near the barracks and training yard. Some soldiers are still training, with the captain of the guard Sam Tallreach, a slender, tall man with sinewy muscles and a slight hook nose beneath his orange eyes and short brown hair. Do you talk to him?</text:p>
      <text:p text:style-name="Standard">The walls are dotted in towers, each topped with an arbolest or trebuchet. The towers don't rise too far off the wall, maybe around 30 feet. You explore the rest of the defensive area, noting the buildings. By the blacksmith's shop in the main area past the Right Wall (The one nearest the barracks) you see Amadeo's steward talking to the smith. The steward, Jort Rethion, is a middle aged man with a round face and flat black hair. The blacksmith, Worzen Belefort, a dwarf, has a long braided beard and long braided hair, his wide nose dominating his face. You go to the stables, and meet Hirdred Gregons, the stablemaster, and Ness Rivers, a young girl working as stablehand. </text:p>
      <text:p text:style-name="Standard"/>
      <text:p text:style-name="Standard"><text:s/>When you return to the training yard, you see the castellan Ser Tem Loren, and older knight who commands the fortress while the lord is away. He is muscular for his age, with receding grey hair and a small beard around his small lips. His grey eyes watch the training closely. Next to him is his squire, a young man named Ferriel Remin. He has bright blue eyes under an untidy shock of blond hair.</text:p>
      <text:p text:style-name="Standard"><text:soft-page-break/>You practice with one of the guards, who everyone calls Hot Pie because he is a baker's son. He is young and slightly round, but he is good with a spear. You are not very good with your left hand, but practice for about an hour. By the end, you manage to resist being unarmed by Hot Pie.</text:p>
      <text:p text:style-name="Standard"/>
      <text:p text:style-name="Standard">You go back to the White Hart for the night. Ciel is having a meal at the bar, and talking with a travelling bard. <text:s/>If you don't talk to anyone, you go up to shllee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19T17:46:01.41</meta:creation-date>
    <dc:date>2015-07-21T09:00:22.36</dc:date>
    <dc:creator>Nolan Roth</dc:creator>
    <meta:editing-duration>PT1H31M33S</meta:editing-duration>
    <meta:editing-cycles>2</meta:editing-cycles>
    <meta:generator>OpenOffice/4.1.1$Win32 OpenOffice.org_project/411m6$Build-9775</meta:generator>
    <meta:document-statistic meta:table-count="0" meta:image-count="0" meta:object-count="0" meta:page-count="2" meta:paragraph-count="16" meta:word-count="734" meta:character-count="4003"/>
  </office:meta>
</office:document-meta>
</file>